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e6e6e6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ff00" draw:textarea-horizontal-align="center" draw:textarea-vertical-align="middle"/>
    </style:style>
    <style:style style:name="gr6" style:family="graphic" style:parent-style-name="standard">
      <style:graphic-properties draw:fill="solid" draw:fill-color="#ffff00" draw:fill-hatch-name="Black_20_45_20_Degrees_20_Wide" draw:textarea-horizontal-align="center" draw:textarea-vertical-align="middle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margin-left="0cm" fo:margin-right="0cm" fo:text-align="start" fo:text-indent="0cm"/>
      <style:text-properties fo:font-size="14pt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size="10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rect draw:style-name="gr1" draw:text-style-name="P1" draw:layer="layout" svg:width="13cm" svg:height="9cm" svg:x="5cm" svg:y="10.5cm">
            <text:p/>
          </draw:rect>
          <draw:rect draw:style-name="gr2" draw:text-style-name="P2" draw:layer="layout" svg:width="13cm" svg:height="3.5cm" svg:x="5cm" svg:y="6.5cm">
            <text:p text:style-name="P2">Utils Class, Helper Object, EL Function</text:p>
            <text:p text:style-name="P3"/>
            <text:p text:style-name="P2">url(&lt;webletname&gt;,&lt;resourcepath&gt;)</text:p>
            <text:p text:style-name="P3">resource(&lt;webletname&gt;,&lt;resourcepath&gt;)</text:p>
          </draw:rect>
          <draw:rect draw:style-name="gr2" draw:text-style-name="P4" draw:layer="layout" svg:width="12.5cm" svg:height="2.5cm" draw:transform="rotate (1.5707963267946) translate (1.5cm 19cm)">
            <text:p text:style-name="P4">WebletServlet, WebletPhaseListener</text:p>
          </draw:rect>
          <draw:rect draw:style-name="gr3" draw:text-style-name="P4" draw:layer="layout" svg:width="6.5cm" svg:height="2cm" svg:x="5.5cm" svg:y="11.5cm">
            <text:p text:style-name="P4">WebletContainer</text:p>
          </draw:rect>
          <draw:rect draw:style-name="gr2" draw:text-style-name="P5" draw:layer="layout" svg:width="9.5cm" svg:height="2cm" svg:x="8cm" svg:y="15cm">
            <text:p text:style-name="P4">getWebletUrl</text:p>
          </draw:rect>
          <draw:rect draw:style-name="gr2" draw:text-style-name="P5" draw:layer="layout" svg:width="9.5cm" svg:height="1.5cm" svg:x="8cm" svg:y="17.5cm">
            <text:p text:style-name="P4">getWebletRequest</text:p>
          </draw:rect>
          <draw:line draw:style-name="gr4" draw:text-style-name="P5" draw:layer="layout" svg:x1="4cm" svg:y1="17cm" svg:x2="8cm" svg:y2="16cm">
            <text:p/>
          </draw:line>
          <draw:rect draw:style-name="gr5" draw:text-style-name="P4" draw:layer="layout" svg:width="5.5cm" svg:height="3.5cm" svg:x="1.5cm" svg:y="2cm">
            <text:p text:style-name="P4">Application</text:p>
            <text:p text:style-name="P4">JSP Page</text:p>
            <text:p text:style-name="P4">JSF Page</text:p>
            <text:p text:style-name="P4">Resource</text:p>
          </draw:rect>
          <draw:line draw:style-name="gr4" draw:text-style-name="P5" draw:layer="layout" svg:x1="7cm" svg:y1="3.5cm" svg:x2="10.5cm" svg:y2="6.5cm">
            <text:p/>
          </draw:line>
          <draw:rect draw:style-name="gr5" draw:text-style-name="P6" draw:layer="layout" svg:width="5.5cm" svg:height="2.5cm" svg:x="19.5cm" svg:y="12cm">
            <text:p text:style-name="P6">WEB-INF/weblets-config.xml</text:p>
          </draw:rect>
          <draw:rect draw:style-name="gr6" draw:text-style-name="P6" draw:layer="layout" svg:width="5.5cm" svg:height="2.5cm" svg:x="20.5cm" svg:y="14cm">
            <text:p text:style-name="P6">META-INF/weblets-config.xml</text:p>
          </draw:rect>
          <draw:line draw:style-name="gr4" draw:text-style-name="P5" draw:layer="layout" svg:x1="18cm" svg:y1="16cm" svg:x2="19.5cm" svg:y2="13.5cm">
            <text:p/>
          </draw:line>
          <draw:line draw:style-name="gr4" draw:text-style-name="P5" draw:layer="layout" svg:x1="18cm" svg:y1="16cm" svg:x2="20.5cm" svg:y2="15.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AT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8-01-04T00:03:35</meta:creation-date>
    <dc:date>2008-01-04T02:05:19</dc:date>
    <dc:language>de-AT</dc:language>
    <meta:editing-cycles>3</meta:editing-cycles>
    <meta:editing-duration>PT1H46M2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